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" style:family="table-cell" style:parent-style-name="Default" style:data-style-name="N3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54" style:family="table-cell" style:parent-style-name="Default" style:data-style-name="N10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" style:family="table-cell" style:parent-style-name="Default" style:data-style-name="N4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1" style:family="table-cell" style:parent-style-name="Default" style:data-style-name="N119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1" style:family="table-cell" style:parent-style-name="Default" style:data-style-name="N11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4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7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1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0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4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5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9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80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26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26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0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5" table:default-cell-style-name="ce6"/>
        <table:table-column table:style-name="co6" table:default-cell-style-name="ce344"/>
        <table:table-column table:style-name="co7" table:default-cell-style-name="ce349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subst_units</text:p>
          </table:table-cell>
          <table:table-cell office:value-type="string" calcext:value-type="string">
            <text:p>digits_count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redirec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7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<text:span text:style-name="T4">\subsection{</text:span><text:span text:style-name="T5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M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<text:span text:style-name="T4">\subsection{</text:span><text:span text:style-name="T5">Канат</text:span>}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M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N15]*[.N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M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N6]+Q)/([.N18]*[.N7]*[.N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6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7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8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M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N21]&gt;[.N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N20]&lt;=[.N10];[.N20]&gt;=[.N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N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N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N34]+2*[.N35]+2*[.N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N31]/[.N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7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N32] &lt;= 5; [.N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7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M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N30]-2*[.N35]-2*[.N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N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N37]*([.N38]+[.N39]+[.N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M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N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 (tex\_equation с ошибкой)</text:p>
          </table:table-cell>
          <table:table-cell office:value-type="string" calcext:value-type="string">
            <text:p>\frac{#1 \x #3}{#2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N7] / PI() / ([.N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M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N8]-2*3*[.N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N8]+2*3*[.N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N16]/[.N37]/[.N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K43]" office:value-type="string" office:string-value="мм" calcext:value-type="string">
            <text:p>мм</text:p>
          </table:table-cell>
          <table:table-cell table:style-name="ce344" table:formula="of:=[.L43]" office:value-type="string" office:string-value="\delta_\text{бар}" calcext:value-type="string">
            <text:p>\delta_\text{бар}</text:p>
          </table:table-cell>
          <table:table-cell table:style-name="ce344" table:formula="of:=[.M43]" office:value-type="string" office:string-value="delta_bar" calcext:value-type="string">
            <text:p>delta_bar</text:p>
          </table:table-cell>
          <table:table-cell table:style-name="ce344" table:formula="of:=ROUND([.N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\frac{#2}{4} \cdot \frac{(#3)^2 - (#3-2 \cdot #4)^2}{10^9} <text:s/>\cdot <text:s/>7850 <text:s/>\cdot <text:s/>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N31]*(PI()/4*([.N30]^2 - ([.N30]-2*[.N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N56]*[.N51]*[.N52]*[.N53]*[.N54]*[.N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N6])*V_p/60 / 1000 / [.N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#1 \x #2 \x #3}{#4 \x #5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N30]/1000*[.N60]/V_p/[.N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8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N30]/2+50+[.N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N30]-2*[.N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K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N76]*([.N80]*[.N81]/[.N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7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K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N6])*(g+[.N77])*[.N30]/1000 / 2 / [.N7] / [.N17] / [.N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N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 table:number-columns-repeated="2"/>
          <table:table-cell table:style-name="ce51" table:number-columns-repeated="3"/>
          <table:table-cell table:style-name="ce51" table:formula="of:=[.F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N83]*[.N84]*[.N85]*[.N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 table:number-columns-repeated="2"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#3 \x #4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N7]/PI()/[.N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2"/>
          <table:table-cell table:style-name="ce51" table:number-columns-repeated="5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2"/>
          <table:table-cell table:style-name="ce51" table:number-columns-repeated="5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8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8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N88]-[.N69])/[.N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 table:number-columns-repeated="8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N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N89]&lt;=[.N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N90]&gt;=[.N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#1 \x #2 \x #3}{#4 \x #5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N60]*2*PI()*[.N30]/1000/2/[.N7]/[.N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K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K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K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33"/>
          <table:table-cell table:number-columns-repeated="16377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K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N108]*[.N109]*[.N110]*[.N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K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N6])*g*[.N30]/1000 / 2 / [.N7]/[.N88] / [.N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N102]&gt;[.N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K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N118]*[.N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K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N6]) *[.N30]/1000 *[.N57]/(2*[.N7]*[.N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K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N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N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N122]&gt;=[.N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7"/>
          <table:table-cell table:style-name="ce5"/>
          <table:table-cell table:number-columns-repeated="16376"/>
        </table:table-row>
        <table:table-row table:style-name="ro1">
          <table:table-cell table:number-columns-repeated="7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#1 \x #2 \x \left( #3 \x #4 + (#5 + #6) \x \left( \dfrac{#7}{2 \x #8 \x #9} \right)^2 \x \dfrac{1}{#10} \right)}{#11 - #12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N60]/60*([.N137]*[.N138]+(Q+[.N6])*([.N30]/1000/2/[.N7]/[.N88])^2/[.N57])/([.N131]-[.N135])" office:value-type="float" office:value="1.36193616132198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K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N132]*[.N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 (tex\_equation специально содержит неверное \\pi)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K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N59]*1000/(2*PI()*[.N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K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N6])*[.N30]/1000/[.N57]/(2*[.N7]*[.N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K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N62]+[.N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\section{Прочие проверки}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формула с экспонентой</text:p>
          </table:table-cell>
          <table:table-cell office:value-type="string" calcext:value-type="string">
            <text:p>#1 \x #2^{\dfrac{#3}{#4}}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F</text:p>
          </table:table-cell>
          <table:table-cell/>
          <table:table-cell table:formula="of:=[.N142]*EXP(1)^([.N143]/[.N144])" office:value-type="float" office:value="17.7795727698055" calcext:value-type="float">
            <text:p>17,7795727698055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ножитель</text:p>
          </table:table-cell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числитель</text:p>
          </table:table-cell>
          <table:table-cell/>
          <table:table-cell table:style-name="Default" office:value-type="string" calcext:value-type="string">
            <text:p>yyy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знаменатель</text:p>
          </table:table-cell>
          <table:table-cell/>
          <table:table-cell office:value-type="string" calcext:value-type="string">
            <text:p>www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verything" table:base-cell-address="$sh1.$B$1" table:cell-range-address="$sh1.$H:.$ALQ"/>
        </table:named-expressions>
        <calcext:conditional-formats>
          <calcext:conditional-format calcext:target-range-address="sh1.O6:sh1.ALQ101 sh1.C27:sh1.F28 sh1.C31:sh1.F32 sh1.C51:sh1.F54 sh1.C56:sh1.F57 sh1.K45:sh1.N101 sh1.K102:sh1.ALQ106 sh1.K107:sh1.L141 sh1.N107:sh1.ALQ111 sh1.K6:sh1.M9 sh1.H131:sh1.H1048576 sh1.K6:sh1.K43 sh1.L10:sh1.L43 sh1.M6:sh1.N43 sh1.H3:sh1.H129 sh1.K3:sh1.ALQ5 sh1.M112:sh1.ALQ141 sh1.L142:sh1.ALQ1048576 sh1.K144:sh1.K1048576 sh1.K142:sh1.K142">
            <calcext:condition calcext:apply-style-name="Good" calcext:value="=&quot;ДА&quot;" calcext:base-cell-address="sh1.C3"/>
            <calcext:condition calcext:apply-style-name="Bad" calcext:value="=&quot;НЕТ&quot;" calcext:base-cell-address="sh1.C3"/>
            <calcext:condition calcext:apply-style-name="Footnote" calcext:value="is-error" calcext:base-cell-address="sh1.C3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93"/>
        <table:table-column table:style-name="co12" table:default-cell-style-name="ce413"/>
        <table:table-column table:style-name="co13" table:default-cell-style-name="ce411"/>
        <table:table-column table:style-name="co14" table:default-cell-style-name="ce157"/>
        <table:table-column table:style-name="co15" table:default-cell-style-name="ce157"/>
        <table:table-column table:style-name="co16" table:default-cell-style-name="ce157"/>
        <table:table-column table:style-name="co15" table:default-cell-style-name="ce93"/>
        <table:table-column table:style-name="co7" table:default-cell-style-name="ce475"/>
        <table:table-column table:style-name="co7" table:default-cell-style-name="ce503"/>
        <table:table-column table:style-name="co7" table:default-cell-style-name="ce244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9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02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K6]" office:value-type="string" office:string-value="кг" calcext:value-type="string">
            <text:p>кг</text:p>
          </table:table-cell>
          <table:table-cell table:formula="of:=[$sh1.L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02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3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103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03" table:number-columns-repeated="1013"/>
          <table:table-cell/>
        </table:table-row>
        <table:table-row table:style-name="ro8">
          <table:table-cell table:style-name="ce93"/>
          <table:table-cell table:number-columns-repeated="3"/>
          <table:table-cell table:style-name="ce104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159" office:value-type="string" calcext:value-type="string">
            <text:p>#1 \x (#2 + #3)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гр}</text:p>
          </table:table-cell>
          <table:table-cell table:style-name="ce104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254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159" office:value-type="string" calcext:value-type="string">
            <text:p>0,3 \x #1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т}</text:p>
          </table:table-cell>
          <table:table-cell table:style-name="ce104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254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160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9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161"/>
          <table:table-cell table:style-name="ce161" office:value-type="string" calcext:value-type="string">
            <text:p>мм</text:p>
          </table:table-cell>
          <table:table-cell table:style-name="ce161" office:value-type="string" calcext:value-type="string">
            <text:p>D_\text{к}</text:p>
          </table:table-cell>
          <table:table-cell table:style-name="ce102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255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9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стат}</text:p>
          </table:table-cell>
          <table:table-cell table:style-name="ce105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256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162" office:value-type="string" calcext:value-type="string">
            <text:p>(#1 + #2) \cdot #3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}</text:p>
          </table:table-cell>
          <table:table-cell table:style-name="ce105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256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}</text:p>
          </table:table-cell>
          <table:table-cell table:style-name="ce105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256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164" office:value-type="string" calcext:value-type="string">
            <text:p>\frac{1}{#1 \x #2} \x \left( \frac{(#3 + #4 / #5) \x #6 \x #7 \x #8}{#9} + #10 \right)</text:p>
          </table:table-cell>
          <table:table-cell table:style-name="ce164" office:value-type="string" calcext:value-type="string">
            <text:p>кВт</text:p>
          </table:table-cell>
          <table:table-cell table:style-name="ce164" office:value-type="string" calcext:value-type="string">
            <text:p>P_\text{р}</text:p>
          </table:table-cell>
          <table:table-cell table:style-name="ce107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58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162" office:value-type="string" calcext:value-type="string">
            <text:p>\frac{#1 \x #2}{#3}</text:p>
          </table:table-cell>
          <table:table-cell table:style-name="ce162" office:value-type="string" calcext:value-type="string">
            <text:p>кВт</text:p>
          </table:table-cell>
          <table:table-cell table:style-name="ce162" office:value-type="string" calcext:value-type="string">
            <text:p>P_\text{ст}</text:p>
          </table:table-cell>
          <table:table-cell table:style-name="ce105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256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160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9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161"/>
          <table:table-cell table:style-name="ce161" office:value-type="string" calcext:value-type="string">
            <text:p>кВт</text:p>
          </table:table-cell>
          <table:table-cell table:style-name="ce161" office:value-type="string" calcext:value-type="string">
            <text:p>P</text:p>
          </table:table-cell>
          <table:table-cell table:style-name="ce102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255" office:value-type="float" office:value="7.5" calcext:value-type="float">
            <text:p>7,5</text:p>
          </table:table-cell>
          <table:table-cell table:style-name="ce102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9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9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9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162" office:value-type="string" calcext:value-type="string">
            <text:p>\frac{\pi \x #1 \x #2}{#3}</text:p>
          </table:table-cell>
          <table:table-cell table:style-name="ce162"/>
          <table:table-cell table:style-name="ce162" office:value-type="string" calcext:value-type="string">
            <text:p>U_\text{р}</text:p>
          </table:table-cell>
          <table:table-cell table:style-name="ce105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256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05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256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05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05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05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05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05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05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05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05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160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18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8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165" office:value-type="string" calcext:value-type="string">
            <text:p>\frac{#1 - #2}{#1}</text:p>
          </table:table-cell>
          <table:table-cell table:style-name="ce165"/>
          <table:table-cell table:style-name="ce165" office:value-type="string" calcext:value-type="string">
            <text:p>\Delta_U</text:p>
          </table:table-cell>
          <table:table-cell table:style-name="ce108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260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162" office:value-type="string" calcext:value-type="string">
            <text:p>\frac{\pi \x #1 \x #3}{#2}</text:p>
          </table:table-cell>
          <table:table-cell table:style-name="ce162" office:value-type="string" calcext:value-type="string">
            <text:p>м/мин</text:p>
          </table:table-cell>
          <table:table-cell table:style-name="ce162" table:formula="of:=[$const.E10]" office:value-type="string" office:string-value="V_\text{т}" calcext:value-type="string">
            <text:p>V_\text{т}</text:p>
          </table:table-cell>
          <table:table-cell table:style-name="ce105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256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166"/>
          <table:table-cell table:style-name="ce166" table:formula="of:=[.I45]" office:value-type="string" office:string-value="кг$\cdot$м$^2$" calcext:value-type="string">
            <text:p>кг$\cdot$м$^2$</text:p>
          </table:table-cell>
          <table:table-cell table:style-name="ce166" office:value-type="string" calcext:value-type="string">
            <text:p>J_\text{м\,1}</text:p>
          </table:table-cell>
          <table:table-cell table:style-name="ce180"/>
          <table:table-cell table:style-name="ce485" office:value-type="float" office:value="0.018" calcext:value-type="float">
            <text:p>0,018</text:p>
          </table:table-cell>
          <table:table-cell table:style-name="ce24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44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2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256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256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256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164"/>
          <table:table-cell table:style-name="ce164" table:formula="of:=[.I94]" office:value-type="string" office:string-value="Н$\cdot$м" calcext:value-type="string">
            <text:p>Н$\cdot$м</text:p>
          </table:table-cell>
          <table:table-cell table:style-name="ce164" office:value-type="string" calcext:value-type="string">
            <text:p>T_\text{торм.р}</text:p>
          </table:table-cell>
          <table:table-cell table:style-name="ce107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258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у.0}</text:p>
          </table:table-cell>
          <table:table-cell table:style-name="ce105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256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и.0}</text:p>
          </table:table-cell>
          <table:table-cell table:style-name="ce105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256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тр.0}</text:p>
          </table:table-cell>
          <table:table-cell table:style-name="ce105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256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.0}</text:p>
          </table:table-cell>
          <table:table-cell table:style-name="ce105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256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162" office:value-type="string" calcext:value-type="string">
            <text:p>#1 \x #4 \cdot \frac{#2}{#3}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и.0}</text:p>
          </table:table-cell>
          <table:table-cell table:style-name="ce105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256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162" office:value-type="string" calcext:value-type="string">
            <text:p>#1 \x \frac{#2 \x #3 + 2\x #4}{#6} \x #5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.0}</text:p>
          </table:table-cell>
          <table:table-cell table:style-name="ce105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256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160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166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56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05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162" table:number-columns-repeated="3"/>
          <table:table-cell table:style-name="ce105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256" table:formula="of:=([.N3]+Q*0)*g+[.N12]" office:value-type="float" office:value="130677.048" calcext:value-type="float">
            <text:p>130 677,05</text:p>
          </table:table-cell>
          <table:table-cell table:style-name="ce105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105" table:number-columns-repeated="1014"/>
        </table:table-row>
        <table:table-row table:style-name="ro1">
          <table:table-cell table:number-columns-repeated="4"/>
          <table:table-cell table:style-name="ce107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164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164" office:value-type="string" calcext:value-type="string">
            <text:p>с</text:p>
          </table:table-cell>
          <table:table-cell table:style-name="ce164" office:value-type="string" calcext:value-type="string">
            <text:p>t_\text{разг}</text:p>
          </table:table-cell>
          <table:table-cell table:style-name="ce107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58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9" office:value-type="string" calcext:value-type="string">
            <text:p>a_\text{разг}</text:p>
          </table:table-cell>
          <table:table-cell table:style-name="ce111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05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256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162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256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123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56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104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4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254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/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5"/>
          <table:table-cell table:style-name="ce254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54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2" office:value-type="string" calcext:value-type="string">
            <text:p>a_\text{разг}</text:p>
          </table:table-cell>
          <table:table-cell table:style-name="ce111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169" office:value-type="string" calcext:value-type="string">
            <text:p>\frac{#1}{#2}</text:p>
          </table:table-cell>
          <table:table-cell table:style-name="ce169" table:formula="of:=[.I138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a_\text{торм}</text:p>
          </table:table-cell>
          <table:table-cell table:style-name="ce111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разг}</text:p>
          </table:table-cell>
          <table:table-cell table:style-name="ce105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торм}</text:p>
          </table:table-cell>
          <table:table-cell table:style-name="ce105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162"/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table:formula="of:=[.J99]" office:value-type="string" office:string-value="T_\text{торм.р}" calcext:value-type="string">
            <text:p>T_\text{торм.р}</text:p>
          </table:table-cell>
          <table:table-cell table:style-name="ce105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159" office:value-type="string" calcext:value-type="string">
            <text:p>#1 + #2 \x #3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</text:p>
          </table:table-cell>
          <table:table-cell table:style-name="ce104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169" office:value-type="string" calcext:value-type="string">
            <text:p>#1 \cdot (\frac{#2}{#3}\cdot\frac{#4}{#5}\cdot #6 - #7)</text:p>
          </table:table-cell>
          <table:table-cell table:style-name="ce169" table:formula="of:=[.I147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разг}]</text:p>
          </table:table-cell>
          <table:table-cell table:style-name="ce111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169" office:value-type="string" calcext:value-type="string">
            <text:p>#1 \cdot (\frac{#2}{#3}\cdot\frac{#4}{#5}\cdot #6 + #7)</text:p>
          </table:table-cell>
          <table:table-cell table:style-name="ce169" table:formula="of:=[.I139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торм}]</text:p>
          </table:table-cell>
          <table:table-cell table:style-name="ce111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111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266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162" table:number-columns-repeated="2"/>
          <table:table-cell table:style-name="ce162" office:value-type="string" calcext:value-type="string">
            <text:p>\phi</text:p>
          </table:table-cell>
          <table:table-cell table:style-name="ce105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256" office:value-type="float" office:value="0.2" calcext:value-type="float">
            <text:p>0,20</text:p>
          </table:table-cell>
          <table:table-cell table:style-name="ce105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162" table:number-columns-repeated="2"/>
          <table:table-cell table:style-name="ce162" office:value-type="string" calcext:value-type="string">
            <text:p>k</text:p>
          </table:table-cell>
          <table:table-cell table:style-name="ce105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256" office:value-type="float" office:value="0.9" calcext:value-type="float">
            <text:p>0,90</text:p>
          </table:table-cell>
          <table:table-cell table:style-name="ce105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111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11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104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268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04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93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105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93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9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105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256" table:formula="of:=[.N10]/1000" office:value-type="float" office:value="150.3846513" calcext:value-type="float">
            <text:p>150,38</text:p>
          </table:table-cell>
          <table:table-cell table:style-name="ce105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6">\frac{#1 \x </text:span><text:span text:style-name="T7">#2 </text:span><text:span text:style-name="T6">+ </text:span><text:span text:style-name="T8">#3}{</text:span><text:span text:style-name="T9">#4}</text:span></text:p>
          </table:table-cell>
          <table:table-cell table:style-name="ce162" office:value-type="string" calcext:value-type="string">
            <text:p>кН</text:p>
          </table:table-cell>
          <table:table-cell table:style-name="ce162" office:value-type="string" calcext:value-type="string">
            <text:p>P_\text{к.min}</text:p>
          </table:table-cell>
          <table:table-cell table:style-name="ce105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269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10">#1 \cdot \sqrt[9]{\frac{</text:span><text:span text:style-name="T11">10^4}{</text:span><text:span text:style-name="T12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268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159" office:value-type="string" calcext:value-type="string">
            <text:p>#2 \cdot #1</text:p>
          </table:table-cell>
          <table:table-cell table:style-name="ce159"/>
          <table:table-cell table:style-name="ce159" office:value-type="string" calcext:value-type="string">
            <text:p>N</text:p>
          </table:table-cell>
          <table:table-cell table:style-name="ce104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254" table:formula="of:=[.N173]*[.N174]" office:value-type="float" office:value="379008" calcext:value-type="float">
            <text:p>379 008</text:p>
          </table:table-cell>
          <table:table-cell table:style-name="ce104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04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13">\frac{</text:span><text:span text:style-name="T14">#1}{\pi \x #2</text:span><text:span text:style-name="T15">} \cdot </text:span><text:span text:style-name="T16">#3</text:span></text:p>
          </table:table-cell>
          <table:table-cell table:style-name="ce159"/>
          <table:table-cell table:style-name="ce159" office:value-type="string" calcext:value-type="string">
            <text:p>N_C</text:p>
          </table:table-cell>
          <table:table-cell table:style-name="ce104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254" table:formula="of:=3600*[.N176]/PI()/[.N17]*1000*[.N178]" office:value-type="float" office:value="2165760" calcext:value-type="float">
            <text:p>2 165 760</text:p>
          </table:table-cell>
          <table:table-cell table:style-name="ce104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93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162" office:value-type="string" calcext:value-type="string">
            <text:p>\frac{#1}{#2}</text:p>
          </table:table-cell>
          <table:table-cell table:style-name="ce162"/>
          <table:table-cell table:style-name="ce162" office:value-type="string" calcext:value-type="string">
            <text:p>\frac{P_\text{к.min}}{P_\text{к.max}}</text:p>
          </table:table-cell>
          <table:table-cell table:style-name="ce105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256" table:formula="of:=[.N169]/[.N168]" office:value-type="float" office:value="0.249823708571514" calcext:value-type="float">
            <text:p>0,25</text:p>
          </table:table-cell>
          <table:table-cell table:style-name="ce105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93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93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9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6:56:39.9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2T17:55:26.445000000</dc:date>
    <dc:creator>Никита Валерьевич Мамай</dc:creator>
    <meta:editing-duration>P2DT11H10M24S</meta:editing-duration>
    <meta:editing-cycles>447</meta:editing-cycles>
    <meta:generator>LibreOffice/7.5.3.2$Windows_X86_64 LibreOffice_project/9f56dff12ba03b9acd7730a5a481eea045e468f3</meta:generator>
    <meta:document-statistic meta:table-count="3" meta:cell-count="2076" meta:object-count="0"/>
  </office:meta>
</office:document-meta>
</file>